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DA71A518AA.png" manifest:media-type="image/png"/>
  <manifest:file-entry manifest:full-path="Pictures/10000201000002670000027FD157C822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duino ISP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 IS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en nieuwe Atmega chip heeft nog geen bootloader</text:p>
              </text:list-item>
              <text:list-item>
                <text:p>Deze is met twee Arduino's erop te zet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6.728cm" svg:height="3.506cm" svg:x="1.4cm" svg:y="0.837cm" presentation:class="title" presentation:user-transformed="true">
          <draw:text-box>
            <text:p>Schema</text:p>
          </draw:text-box>
        </draw:frame>
        <draw:frame draw:style-name="gr3" draw:text-style-name="P3" draw:layer="layout" svg:width="19.456cm" svg:height="20.142cm" svg:x="8.128cm" svg:y="0.508cm">
          <draw:image xlink:href="Pictures/10000201000002670000027FD157C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draw:style-name="gr3" draw:text-style-name="P3" draw:layer="layout" svg:width="21.488cm" svg:height="16.916cm" svg:x="3.556cm" svg:y="3.556cm">
          <draw:image xlink:href="Pictures/1000000000000258000001DA71A518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3-29T22:03:32.117723007</dc:date>
    <meta:editing-duration>PT4H45M23S</meta:editing-duration>
    <meta:editing-cycles>130</meta:editing-cycles>
    <meta:generator>LibreOffice/4.4.0.3$Linux_x86 LibreOffice_project/40m0$Build-3</meta:generator>
    <meta:document-statistic meta:object-count="38"/>
  </office:meta>
</office:document-meta>
</file>